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f31" officeooo:paragraph-rsid="00051f31"/>
    </style:style>
    <style:style style:name="P2" style:family="paragraph" style:parent-style-name="Standard">
      <style:text-properties officeooo:rsid="0003a435" officeooo:paragraph-rsid="0003a435"/>
    </style:style>
    <style:style style:name="T1" style:family="text">
      <style:text-properties officeooo:rsid="0003a435"/>
    </style:style>
    <style:style style:name="T2" style:family="text">
      <style:text-properties officeooo:rsid="00051f31"/>
    </style:style>
    <style:style style:name="T3" style:family="text">
      <style:text-properties officeooo:rsid="00052e3e"/>
    </style:style>
    <style:style style:name="T4" style:family="text">
      <style:text-properties officeooo:rsid="00059d1a"/>
    </style:style>
    <style:style style:name="T5" style:family="text">
      <style:text-properties officeooo:rsid="00047259"/>
    </style:style>
    <style:style style:name="T6" style:family="text">
      <style:text-properties officeooo:rsid="0007d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_backend/</text:span></text:p>
      <text:p text:style-name="Standard"><text:tab/>- <text:span text:style-name="T1">app/</text:span></text:p>
      <text:p text:style-name="Standard"><text:tab/><text:tab/>- <text:span text:style-name="T1">routers/</text:span></text:p>
      <text:p text:style-name="Standard"><text:tab/><text:tab/><text:tab/>- <text:span text:style-name="T1">__init__.py</text:span></text:p>
      <text:p text:style-name="Standard"><text:tab/><text:tab/><text:tab/>- <text:span text:style-name="T1">auth.py</text:span></text:p>
      <text:p text:style-name="Standard"><text:tab/><text:tab/><text:tab/>- <text:span text:style-name="T2">user.py</text:span></text:p>
      <text:p text:style-name="Standard"><text:tab/><text:tab/><text:tab/>- <text:span text:style-name="T2">diet.py</text:span></text:p>
      <text:p text:style-name="Standard"><text:tab/><text:tab/>- <text:span text:style-name="T1">services/</text:span></text:p>
      <text:p text:style-name="Standard"><text:tab/><text:tab/><text:tab/>- <text:span text:style-name="T1">__init__.py</text:span></text:p>
      <text:p text:style-name="Standard"><text:tab/><text:tab/><text:tab/>- <text:span text:style-name="T1">auth_service.py</text:span></text:p>
      <text:p text:style-name="P1"><text:tab/><text:tab/><text:tab/>- user_service.py</text:p>
      <text:p text:style-name="P1"><text:tab/><text:tab/><text:tab/>- diet_service.py</text:p>
      <text:p text:style-name="P1"><text:tab/><text:tab/>- <text:span text:style-name="T3">tests/</text:span></text:p>
      <text:p text:style-name="P1"><text:tab/><text:tab/><text:tab/>- <text:span text:style-name="T3">test_auth.py</text:span></text:p>
      <text:p text:style-name="P1"><text:tab/><text:tab/><text:tab/>- <text:span text:style-name="T3">test_user.py</text:span></text:p>
      <text:p text:style-name="P1"><text:tab/><text:tab/><text:tab/>- <text:span text:style-name="T3">test_diert.py</text:span></text:p>
      <text:p text:style-name="Standard"><text:tab/><text:tab/>- <text:span text:style-name="T1">__init__.py</text:span></text:p>
      <text:p text:style-name="Standard"><text:tab/><text:tab/>- <text:span text:style-name="T1">database.py</text:span></text:p>
      <text:p text:style-name="Standard"><text:tab/><text:tab/>- <text:span text:style-name="T1">main.py</text:span></text:p>
      <text:p text:style-name="P2"><text:tab/><text:tab/>- models.py</text:p>
      <text:p text:style-name="P2"><text:tab/><text:tab/>- schemas.py</text:p>
      <text:p text:style-name="P2"><text:tab/>- <text:span text:style-name="T4">alembic/</text:span></text:p>
      <text:p text:style-name="P2"><text:tab/>- <text:span text:style-name="T5">venv/</text:span></text:p>
      <text:p text:style-name="Standard"><text:tab/>- .<text:span text:style-name="T1">env</text:span></text:p>
      <text:p text:style-name="Standard"><text:tab/>- <text:span text:style-name="T1">env.example</text:span></text:p>
      <text:p text:style-name="Standard"><text:tab/>- <text:span text:style-name="T1">requirements.txt</text:span></text:p>
      <text:p text:style-name="Standard"><text:tab/>-<text:span text:style-name="T1">schema.sql</text:span></text:p>
      <text:p text:style-name="Standard">- <text:span text:style-name="T1">_frontend/</text:span></text:p>
      <text:p text:style-name="Standard">- <text:span text:style-name="T1">_seed/</text:span></text:p>
      <text:p text:style-name="Standard"><text:tab/>- <text:span text:style-name="T1">usuarios.sql</text:span></text:p>
      <text:p text:style-name="Standard"><text:tab/>- <text:span text:style-name="T6">dietas.py</text:span></text:p>
      <text:p text:style-name="Standard">- <text:span text:style-name="T1">docs/</text:span></text:p>
      <text:p text:style-name="Standard">- .<text:span text:style-name="T1">gitignore</text:span></text:p>
      <text:p text:style-name="Standard">- <text:span text:style-name="T1">README.m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7:54:39.743905556</meta:creation-date>
    <dc:date>2025-09-15T18:18:42.543619442</dc:date>
    <meta:editing-duration>PT14M12S</meta:editing-duration>
    <meta:editing-cycles>5</meta:editing-cycles>
    <meta:generator>LibreOffice/25.2.6.2$Linux_X86_64 LibreOffice_project/520$Build-2</meta:generator>
    <meta:document-statistic meta:table-count="0" meta:image-count="0" meta:object-count="0" meta:page-count="1" meta:paragraph-count="34" meta:word-count="67" meta:character-count="449" meta:non-whitespace-character-count="358"/>
  </office:meta>
</office:document-meta>
</file>